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2">
      <style:table-cell-properties fo:background-color="#bce4e5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04e4d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13"/>
        <table:table-column table:style-name="co3" table:default-cell-style-name="ce13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4"/>
        <table:table-column table:style-name="co6" table:default-cell-style-name="ce12"/>
        <table:table-column table:style-name="co6" table:number-columns-repeated="3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label image</text:p>
          </table:table-cell>
          <table:table-cell table:style-name="ce1" office:value-type="string" calcext:value-type="string">
            <text:p>Dist_0_1</text:p>
          </table:table-cell>
          <table:table-cell table:style-name="ce1" office:value-type="string" calcext:value-type="string">
            <text:p>Dist_2_3</text:p>
          </table:table-cell>
          <table:table-cell table:style-name="ce1" office:value-type="string" calcext:value-type="string">
            <text:p>Dist_3_4</text:p>
          </table:table-cell>
          <table:table-cell table:style-name="ce1" office:value-type="string" calcext:value-type="string">
            <text:p>Dist_5_6</text:p>
          </table:table-cell>
          <table:table-cell table:style-name="ce1" office:value-type="string" calcext:value-type="string">
            <text:p>Dist_6_7</text:p>
          </table:table-cell>
          <table:table-cell table:style-name="ce1" office:value-type="string" calcext:value-type="string">
            <text:p>Dist_0_4</text:p>
          </table:table-cell>
          <table:table-cell table:style-name="ce1" office:value-type="string" calcext:value-type="string">
            <text:p>Dist_0_7</text:p>
          </table:table-cell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indexL</text:p>
          </table:table-cell>
          <table:table-cell table:style-name="ce6" office:value-type="string" calcext:value-type="string">
            <text:p>indexR</text:p>
          </table:table-cell>
          <table:table-cell table:style-name="ce6" office:value-type="string" calcext:value-type="string">
            <text:p>Accurac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017" calcext:value-type="float">
            <text:p>11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45" calcext:value-type="float">
            <text:p>11.0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81" calcext:value-type="float">
            <text:p>15.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41" calcext:value-type="float">
            <text:p>13.3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178" calcext:value-type="float">
            <text:p>14.3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42" calcext:value-type="float">
            <text:p>14.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602" calcext:value-type="float">
            <text:p>14.56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602" calcext:value-type="float">
            <text:p>14.56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5241" calcext:value-type="float">
            <text:p>15.52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60219" calcext:value-type="float">
            <text:p>14.5602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6" calcext:value-type="float">
            <text:p>14.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6" calcext:value-type="float">
            <text:p>14.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9" calcext:value-type="float">
            <text:p>15.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4" calcext:value-type="float">
            <text:p>13.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327" calcext:value-type="float">
            <text:p>15.13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327" calcext:value-type="float">
            <text:p>15.13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035" calcext:value-type="float">
            <text:p>14.0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035" calcext:value-type="float">
            <text:p>14.0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.401" calcext:value-type="float">
            <text:p>11.401</text:p>
          </table:table-cell>
          <table:table-cell office:value-type="float" office:value="7.071" calcext:value-type="float">
            <text:p>7.071</text:p>
          </table:table-cell>
          <table:table-cell office:value-type="float" office:value="13.3416" calcext:value-type="float">
            <text:p>13.3416</text:p>
          </table:table-cell>
          <table:table-cell office:value-type="float" office:value="0" calcext:value-type="float">
            <text:p>0</text:p>
          </table:table-cell>
          <table:table-cell office:value-type="float" office:value="27.202" calcext:value-type="float">
            <text:p>27.2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395" calcext:value-type="float">
            <text:p>0.339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198" calcext:value-type="float">
            <text:p>10.198</text:p>
          </table:table-cell>
          <table:table-cell office:value-type="float" office:value="13.34" calcext:value-type="float">
            <text:p>13.34</text:p>
          </table:table-cell>
          <table:table-cell office:value-type="float" office:value="8.544" calcext:value-type="float">
            <text:p>8.544</text:p>
          </table:table-cell>
          <table:table-cell office:value-type="float" office:value="14.035" calcext:value-type="float">
            <text:p>14.035</text:p>
          </table:table-cell>
          <table:table-cell office:value-type="float" office:value="0" calcext:value-type="float">
            <text:p>0</text:p>
          </table:table-cell>
          <table:table-cell office:value-type="float" office:value="32.31" calcext:value-type="float">
            <text:p>3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65" calcext:value-type="float">
            <text:p>0.3386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045" calcext:value-type="float">
            <text:p>11.045</text:p>
          </table:table-cell>
          <table:table-cell office:value-type="float" office:value="13.6014" calcext:value-type="float">
            <text:p>13.6014</text:p>
          </table:table-cell>
          <table:table-cell office:value-type="float" office:value="8.246" calcext:value-type="float">
            <text:p>8.246</text:p>
          </table:table-cell>
          <table:table-cell office:value-type="float" office:value="13.152" calcext:value-type="float">
            <text:p>13.152</text:p>
          </table:table-cell>
          <table:table-cell office:value-type="float" office:value="7.16" calcext:value-type="float">
            <text:p>7.16</text:p>
          </table:table-cell>
          <table:table-cell office:value-type="float" office:value="33.241" calcext:value-type="float">
            <text:p>33.241</text:p>
          </table:table-cell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146" calcext:value-type="float">
            <text:p>0.314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2.369" calcext:value-type="float">
            <text:p>12.3690</text:p>
          </table:table-cell>
          <table:table-cell office:value-type="float" office:value="9.48" calcext:value-type="float">
            <text:p>9.48</text:p>
          </table:table-cell>
          <table:table-cell office:value-type="float" office:value="13.038" calcext:value-type="float">
            <text:p>13.038</text:p>
          </table:table-cell>
          <table:table-cell office:value-type="float" office:value="0" calcext:value-type="float">
            <text:p>0</text:p>
          </table:table-cell>
          <table:table-cell office:value-type="float" office:value="34.5398" calcext:value-type="float">
            <text:p>34.5398</text:p>
          </table:table-cell>
          <table:table-cell office:value-type="float" office:value="32.954" calcext:value-type="float">
            <text:p>32.954</text:p>
          </table:table-cell>
          <table:table-cell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97" calcext:value-type="float">
            <text:p>0.19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4536" calcext:value-type="float">
            <text:p>11.04536</text:p>
          </table:table-cell>
          <table:table-cell office:value-type="float" office:value="13.341" calcext:value-type="float">
            <text:p>13.341</text:p>
          </table:table-cell>
          <table:table-cell office:value-type="float" office:value="9.21" calcext:value-type="float">
            <text:p>9.21</text:p>
          </table:table-cell>
          <table:table-cell office:value-type="float" office:value="16.031" calcext:value-type="float">
            <text:p>16.031</text:p>
          </table:table-cell>
          <table:table-cell office:value-type="float" office:value="8.24" calcext:value-type="float">
            <text:p>8.24</text:p>
          </table:table-cell>
          <table:table-cell office:value-type="float" office:value="35.114" calcext:value-type="float">
            <text:p>35.114</text:p>
          </table:table-cell>
          <table:table-cell office:value-type="float" office:value="34.205" calcext:value-type="float">
            <text:p>34.205</text:p>
          </table:table-cell>
          <table:table-cell office:value-type="float" office:value="0" calcext:value-type="float">
            <text:p>0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3547" calcext:value-type="float">
            <text:p>0.354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0453" calcext:value-type="float">
            <text:p>11.0453</text:p>
          </table:table-cell>
          <table:table-cell office:value-type="float" office:value="13.341" calcext:value-type="float">
            <text:p>13.341</text:p>
          </table:table-cell>
          <table:table-cell office:value-type="float" office:value="10.44" calcext:value-type="float">
            <text:p>10.44</text:p>
          </table:table-cell>
          <table:table-cell office:value-type="float" office:value="15.033" calcext:value-type="float">
            <text:p>15.033</text:p>
          </table:table-cell>
          <table:table-cell office:value-type="float" office:value="0" calcext:value-type="float">
            <text:p>0</text:p>
          </table:table-cell>
          <table:table-cell office:value-type="float" office:value="36.4005" calcext:value-type="float">
            <text:p>36.4005</text:p>
          </table:table-cell>
          <table:table-cell office:value-type="float" office:value="34.205" calcext:value-type="float">
            <text:p>34.205</text:p>
          </table:table-cell>
          <table:table-cell office:value-type="float" office:value="0" calcext:value-type="float">
            <text:p>0</text:p>
          </table:table-cell>
          <table:table-cell office:value-type="float" office:value="0.326" calcext:value-type="float">
            <text:p>0.326</text:p>
          </table:table-cell>
          <table:table-cell office:value-type="float" office:value="0.196" calcext:value-type="float">
            <text:p>0.19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15294" calcext:value-type="float">
            <text:p>13.15294</text:p>
          </table:table-cell>
          <table:table-cell office:value-type="float" office:value="14.31" calcext:value-type="float">
            <text:p>14.31</text:p>
          </table:table-cell>
          <table:table-cell office:value-type="float" office:value="9.055" calcext:value-type="float">
            <text:p>9.055</text:p>
          </table:table-cell>
          <table:table-cell office:value-type="float" office:value="15.033" calcext:value-type="float">
            <text:p>15.033</text:p>
          </table:table-cell>
          <table:table-cell office:value-type="float" office:value="10.8" calcext:value-type="float">
            <text:p>10.8</text:p>
          </table:table-cell>
          <table:table-cell office:value-type="float" office:value="37.643" calcext:value-type="float">
            <text:p>37.643</text:p>
          </table:table-cell>
          <table:table-cell office:value-type="float" office:value="36.8781" calcext:value-type="float">
            <text:p>36.8781</text:p>
          </table:table-cell>
          <table:table-cell office:value-type="float" office:value="0" calcext:value-type="float">
            <text:p>0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3502" calcext:value-type="float">
            <text:p>0.350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041" calcext:value-type="float">
            <text:p>12.041</text:p>
          </table:table-cell>
          <table:table-cell office:value-type="float" office:value="15.29" calcext:value-type="float">
            <text:p>15.29</text:p>
          </table:table-cell>
          <table:table-cell office:value-type="float" office:value="10.0498" calcext:value-type="float">
            <text:p>10.0498</text:p>
          </table:table-cell>
          <table:table-cell office:value-type="float" office:value="15.033" calcext:value-type="float">
            <text:p>15.033</text:p>
          </table:table-cell>
          <table:table-cell office:value-type="float" office:value="9.48" calcext:value-type="float">
            <text:p>9.48</text:p>
          </table:table-cell>
          <table:table-cell office:value-type="float" office:value="38.8973" calcext:value-type="float">
            <text:p>38.8973</text:p>
          </table:table-cell>
          <table:table-cell office:value-type="float" office:value="37.643" calcext:value-type="float">
            <text:p>37.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165" calcext:value-type="float">
            <text:p>12.165</text:p>
          </table:table-cell>
          <table:table-cell office:value-type="float" office:value="13.341" calcext:value-type="float">
            <text:p>13.341</text:p>
          </table:table-cell>
          <table:table-cell office:value-type="float" office:value="10.198" calcext:value-type="float">
            <text:p>10.198</text:p>
          </table:table-cell>
          <table:table-cell office:value-type="float" office:value="15.033" calcext:value-type="float">
            <text:p>15.033</text:p>
          </table:table-cell>
          <table:table-cell office:value-type="float" office:value="9.486" calcext:value-type="float">
            <text:p>9.486</text:p>
          </table:table-cell>
          <table:table-cell office:value-type="float" office:value="37.947" calcext:value-type="float">
            <text:p>37.947</text:p>
          </table:table-cell>
          <table:table-cell office:value-type="float" office:value="36.6878" calcext:value-type="float">
            <text:p>36.6878</text:p>
          </table:table-cell>
          <table:table-cell office:value-type="float" office:value="0" calcext:value-type="float">
            <text:p>0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34" calcext:value-type="float">
            <text:p>0.33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.56" calcext:value-type="float">
            <text:p>14.56</text:p>
          </table:table-cell>
          <table:table-cell office:value-type="float" office:value="11.04" calcext:value-type="float">
            <text:p>11.04</text:p>
          </table:table-cell>
          <table:table-cell office:value-type="float" office:value="14.1421" calcext:value-type="float">
            <text:p>14.1421</text:p>
          </table:table-cell>
          <table:table-cell office:value-type="float" office:value="8.06" calcext:value-type="float">
            <text:p>8.06</text:p>
          </table:table-cell>
          <table:table-cell office:value-type="float" office:value="40.162" calcext:value-type="float">
            <text:p>40.162</text:p>
          </table:table-cell>
          <table:table-cell office:value-type="float" office:value="37.336" calcext:value-type="float">
            <text:p>37.336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73" calcext:value-type="float">
            <text:p>0.297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.492" calcext:value-type="float">
            <text:p>16.492</text:p>
          </table:table-cell>
          <table:table-cell office:value-type="float" office:value="10.19" calcext:value-type="float">
            <text:p>10.19</text:p>
          </table:table-cell>
          <table:table-cell office:value-type="float" office:value="14.035" calcext:value-type="float">
            <text:p>14.035</text:p>
          </table:table-cell>
          <table:table-cell office:value-type="float" office:value="11.04" calcext:value-type="float">
            <text:p>11.04</text:p>
          </table:table-cell>
          <table:table-cell office:value-type="float" office:value="39.84" calcext:value-type="float">
            <text:p>39.84</text:p>
          </table:table-cell>
          <table:table-cell office:value-type="float" office:value="41.109" calcext:value-type="float">
            <text:p>41.109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4" calcext:value-type="float">
            <text:p>0.30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0415" calcext:value-type="float">
            <text:p>12.0415</text:p>
          </table:table-cell>
          <table:table-cell office:value-type="float" office:value="15.524" calcext:value-type="float">
            <text:p>15.524</text:p>
          </table:table-cell>
          <table:table-cell office:value-type="float" office:value="12.64" calcext:value-type="float">
            <text:p>12.64</text:p>
          </table:table-cell>
          <table:table-cell office:value-type="float" office:value="13.152" calcext:value-type="float">
            <text:p>13.152</text:p>
          </table:table-cell>
          <table:table-cell office:value-type="float" office:value="11.18" calcext:value-type="float">
            <text:p>11.18</text:p>
          </table:table-cell>
          <table:table-cell office:value-type="float" office:value="40.26" calcext:value-type="float">
            <text:p>40.26</text:p>
          </table:table-cell>
          <table:table-cell office:value-type="float" office:value="41.109" calcext:value-type="float">
            <text:p>41.10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.349</text:p>
          </table:table-cell>
          <table:table-cell office:value-type="float" office:value="0.295" calcext:value-type="float">
            <text:p>0.29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04159" calcext:value-type="float">
            <text:p>12.04159</text:p>
          </table:table-cell>
          <table:table-cell office:value-type="float" office:value="16.76" calcext:value-type="float">
            <text:p>16.76</text:p>
          </table:table-cell>
          <table:table-cell office:value-type="float" office:value="12.52" calcext:value-type="float">
            <text:p>12.52</text:p>
          </table:table-cell>
          <table:table-cell office:value-type="float" office:value="14.317" calcext:value-type="float">
            <text:p>14.317</text:p>
          </table:table-cell>
          <table:table-cell office:value-type="float" office:value="12.041" calcext:value-type="float">
            <text:p>12.041</text:p>
          </table:table-cell>
          <table:table-cell office:value-type="float" office:value="38.832" calcext:value-type="float">
            <text:p>38.832</text:p>
          </table:table-cell>
          <table:table-cell office:value-type="float" office:value="40.52" calcext:value-type="float">
            <text:p>40.52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325" calcext:value-type="float">
            <text:p>0.32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0384" calcext:value-type="float">
            <text:p>13.0384</text:p>
          </table:table-cell>
          <table:table-cell office:value-type="float" office:value="17.72" calcext:value-type="float">
            <text:p>17.72</text:p>
          </table:table-cell>
          <table:table-cell office:value-type="float" office:value="14.422" calcext:value-type="float">
            <text:p>14.422</text:p>
          </table:table-cell>
          <table:table-cell office:value-type="float" office:value="14.317" calcext:value-type="float">
            <text:p>14.317</text:p>
          </table:table-cell>
          <table:table-cell office:value-type="float" office:value="11.18" calcext:value-type="float">
            <text:p>11.18</text:p>
          </table:table-cell>
          <table:table-cell office:value-type="float" office:value="40.447" calcext:value-type="float">
            <text:p>40.447</text:p>
          </table:table-cell>
          <table:table-cell office:value-type="float" office:value="41.4849" calcext:value-type="float">
            <text:p>41.4849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0.307" calcext:value-type="float">
            <text:p>0.30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1655" calcext:value-type="float">
            <text:p>12.1655</text:p>
          </table:table-cell>
          <table:table-cell office:value-type="float" office:value="16.763" calcext:value-type="float">
            <text:p>16.763</text:p>
          </table:table-cell>
          <table:table-cell office:value-type="float" office:value="14.866" calcext:value-type="float">
            <text:p>14.866</text:p>
          </table:table-cell>
          <table:table-cell office:value-type="float" office:value="13.341" calcext:value-type="float">
            <text:p>13.341</text:p>
          </table:table-cell>
          <table:table-cell office:value-type="float" office:value="12.1655" calcext:value-type="float">
            <text:p>12.1655</text:p>
          </table:table-cell>
          <table:table-cell office:value-type="float" office:value="38.2099" calcext:value-type="float">
            <text:p>38.2099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309" calcext:value-type="float">
            <text:p>0.30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1655" calcext:value-type="float">
            <text:p>12.1655</text:p>
          </table:table-cell>
          <table:table-cell office:value-type="float" office:value="17.464" calcext:value-type="float">
            <text:p>17.464</text:p>
          </table:table-cell>
          <table:table-cell office:value-type="float" office:value="13" calcext:value-type="float">
            <text:p>13</text:p>
          </table:table-cell>
          <table:table-cell office:value-type="float" office:value="14.317" calcext:value-type="float">
            <text:p>14.317</text:p>
          </table:table-cell>
          <table:table-cell office:value-type="float" office:value="5.09" calcext:value-type="float">
            <text:p>5.09</text:p>
          </table:table-cell>
          <table:table-cell office:value-type="float" office:value="32.06" calcext:value-type="float">
            <text:p>32.06</text:p>
          </table:table-cell>
          <table:table-cell office:value-type="float" office:value="32.55" calcext:value-type="float">
            <text:p>32.55</text:p>
          </table:table-cell>
          <table:table-cell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298" calcext:value-type="float">
            <text:p>0.29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1655" calcext:value-type="float">
            <text:p>12.1655</text:p>
          </table:table-cell>
          <table:table-cell office:value-type="float" office:value="17.464" calcext:value-type="float">
            <text:p>17.464</text:p>
          </table:table-cell>
          <table:table-cell office:value-type="float" office:value="12.04" calcext:value-type="float">
            <text:p>12.04</text:p>
          </table:table-cell>
          <table:table-cell office:value-type="float" office:value="14.5602" calcext:value-type="float">
            <text:p>14.5602</text:p>
          </table:table-cell>
          <table:table-cell office:value-type="float" office:value="2.23" calcext:value-type="float">
            <text:p>2.23</text:p>
          </table:table-cell>
          <table:table-cell office:value-type="float" office:value="29.06888" calcext:value-type="float">
            <text:p>29.06888</text:p>
          </table:table-cell>
          <table:table-cell office:value-type="float" office:value="29.832" calcext:value-type="float">
            <text:p>29.83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.281" calcext:value-type="float">
            <text:p>0.28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165" calcext:value-type="float">
            <text:p>12.165</text:p>
          </table:table-cell>
          <table:table-cell office:value-type="float" office:value="16.4924" calcext:value-type="float">
            <text:p>16.4924</text:p>
          </table:table-cell>
          <table:table-cell office:value-type="float" office:value="11.18" calcext:value-type="float">
            <text:p>11.18</text:p>
          </table:table-cell>
          <table:table-cell office:value-type="float" office:value="14.5602" calcext:value-type="float">
            <text:p>14.5602</text:p>
          </table:table-cell>
          <table:table-cell office:value-type="float" office:value="1" calcext:value-type="float">
            <text:p>1</text:p>
          </table:table-cell>
          <table:table-cell office:value-type="float" office:value="22.36" calcext:value-type="float">
            <text:p>22.36</text:p>
          </table:table-cell>
          <table:table-cell office:value-type="float" office:value="28.792" calcext:value-type="float">
            <text:p>28.792</text:p>
          </table:table-cell>
          <table:table-cell office:value-type="float" office:value="0" calcext:value-type="float">
            <text:p>0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2778" calcext:value-type="float">
            <text:p>0.277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486" calcext:value-type="float">
            <text:p>9.486</text:p>
          </table:table-cell>
          <table:table-cell office:value-type="float" office:value="16.03" calcext:value-type="float">
            <text:p>16.03</text:p>
          </table:table-cell>
          <table:table-cell office:value-type="float" office:value="11.401" calcext:value-type="float">
            <text:p>11.401</text:p>
          </table:table-cell>
          <table:table-cell office:value-type="float" office:value="15.297" calcext:value-type="float">
            <text:p>15.297</text:p>
          </table:table-cell>
          <table:table-cell office:value-type="float" office:value="0" calcext:value-type="float">
            <text:p>0</text:p>
          </table:table-cell>
          <table:table-cell office:value-type="float" office:value="17.2626" calcext:value-type="float">
            <text:p>17.2626</text:p>
          </table:table-cell>
          <table:table-cell office:value-type="float" office:value="27.5136" calcext:value-type="float">
            <text:p>27.5136</text:p>
          </table:table-cell>
          <table:table-cell office:value-type="float" office:value="0" calcext:value-type="float">
            <text:p>0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2778" calcext:value-type="float">
            <text:p>0.277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4403" calcext:value-type="float">
            <text:p>10.4403</text:p>
          </table:table-cell>
          <table:table-cell office:value-type="float" office:value="16.031" calcext:value-type="float">
            <text:p>16.031</text:p>
          </table:table-cell>
          <table:table-cell office:value-type="float" office:value="11.313" calcext:value-type="float">
            <text:p>11.313</text:p>
          </table:table-cell>
          <table:table-cell office:value-type="float" office:value="14.1421" calcext:value-type="float">
            <text:p>14.1421</text:p>
          </table:table-cell>
          <table:table-cell office:value-type="float" office:value="5.65" calcext:value-type="float">
            <text:p>5.65</text:p>
          </table:table-cell>
          <table:table-cell office:value-type="float" office:value="16.763" calcext:value-type="float">
            <text:p>16.763</text:p>
          </table:table-cell>
          <table:table-cell office:value-type="float" office:value="29.732" calcext:value-type="float">
            <text:p>29.732</text:p>
          </table:table-cell>
          <table:table-cell office:value-type="float" office:value="0" calcext:value-type="float">
            <text:p>0</text:p>
          </table:table-cell>
          <table:table-cell office:value-type="float" office:value="0.81565" calcext:value-type="float">
            <text:p>0.81565</text:p>
          </table:table-cell>
          <table:table-cell office:value-type="float" office:value="0.32" calcext:value-type="float">
            <text:p>0.3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4868" calcext:value-type="float">
            <text:p>9.4868</text:p>
          </table:table-cell>
          <table:table-cell office:value-type="float" office:value="16" calcext:value-type="float">
            <text:p>16</text:p>
          </table:table-cell>
          <table:table-cell office:value-type="float" office:value="13.6014" calcext:value-type="float">
            <text:p>13.6014</text:p>
          </table:table-cell>
          <table:table-cell office:value-type="float" office:value="14.1421" calcext:value-type="float">
            <text:p>14.1421</text:p>
          </table:table-cell>
          <table:table-cell office:value-type="float" office:value="7.211" calcext:value-type="float">
            <text:p>7.211</text:p>
          </table:table-cell>
          <table:table-cell office:value-type="float" office:value="12.649" calcext:value-type="float">
            <text:p>12.649</text:p>
          </table:table-cell>
          <table:table-cell office:value-type="float" office:value="29.546" calcext:value-type="float">
            <text:p>29.54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0.315" calcext:value-type="float">
            <text:p>0.31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544" calcext:value-type="float">
            <text:p>8.544</text:p>
          </table:table-cell>
          <table:table-cell office:value-type="float" office:value="17.29" calcext:value-type="float">
            <text:p>17.29</text:p>
          </table:table-cell>
          <table:table-cell office:value-type="float" office:value="15.811" calcext:value-type="float">
            <text:p>15.811</text:p>
          </table:table-cell>
          <table:table-cell office:value-type="float" office:value="15.5241" calcext:value-type="float">
            <text:p>15.5241</text:p>
          </table:table-cell>
          <table:table-cell office:value-type="float" office:value="3.6" calcext:value-type="float">
            <text:p>3.6</text:p>
          </table:table-cell>
          <table:table-cell office:value-type="float" office:value="11.4" calcext:value-type="float">
            <text:p>11.4</text:p>
          </table:table-cell>
          <table:table-cell office:value-type="float" office:value="28.792" calcext:value-type="float">
            <text:p>28.792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.324" calcext:value-type="float">
            <text:p>0.32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4868" calcext:value-type="float">
            <text:p>9.4868</text:p>
          </table:table-cell>
          <table:table-cell office:value-type="float" office:value="17" calcext:value-type="float">
            <text:p>17</text:p>
          </table:table-cell>
          <table:table-cell office:value-type="float" office:value="16.1245" calcext:value-type="float">
            <text:p>16.1245</text:p>
          </table:table-cell>
          <table:table-cell office:value-type="float" office:value="13.34" calcext:value-type="float">
            <text:p>13.34</text:p>
          </table:table-cell>
          <table:table-cell office:value-type="float" office:value="0" calcext:value-type="float">
            <text:p>0</text:p>
          </table:table-cell>
          <table:table-cell office:value-type="float" office:value="10.77" calcext:value-type="float">
            <text:p>10.77</text:p>
          </table:table-cell>
          <table:table-cell office:value-type="float" office:value="28.46" calcext:value-type="float">
            <text:p>28.4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537" calcext:value-type="float">
            <text:p>1.537</text:p>
          </table:table-cell>
          <table:table-cell office:value-type="float" office:value="0.234" calcext:value-type="float">
            <text:p>0.23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544" calcext:value-type="float">
            <text:p>8.544</text:p>
          </table:table-cell>
          <table:table-cell office:value-type="float" office:value="16" calcext:value-type="float">
            <text:p>16</text:p>
          </table:table-cell>
          <table:table-cell office:value-type="float" office:value="15.264" calcext:value-type="float">
            <text:p>15.264</text:p>
          </table:table-cell>
          <table:table-cell office:value-type="float" office:value="14.142" calcext:value-type="float">
            <text:p>14.142</text:p>
          </table:table-cell>
          <table:table-cell office:value-type="float" office:value="8.24" calcext:value-type="float">
            <text:p>8.24</text:p>
          </table:table-cell>
          <table:table-cell office:value-type="float" office:value="10.77" calcext:value-type="float">
            <text:p>10.77</text:p>
          </table:table-cell>
          <table:table-cell office:value-type="float" office:value="32.9848" calcext:value-type="float">
            <text:p>32.9848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451" calcext:value-type="float">
            <text:p>1.451</text:p>
          </table:table-cell>
          <table:table-cell office:value-type="float" office:value="0.339" calcext:value-type="float">
            <text:p>0.33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544" calcext:value-type="float">
            <text:p>8.54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.317" calcext:value-type="float">
            <text:p>14.317</text:p>
          </table:table-cell>
          <table:table-cell office:value-type="float" office:value="5.6568" calcext:value-type="float">
            <text:p>5.6568</text:p>
          </table:table-cell>
          <table:table-cell office:value-type="float" office:value="11.401" calcext:value-type="float">
            <text:p>11.401</text:p>
          </table:table-cell>
          <table:table-cell office:value-type="float" office:value="31.016" calcext:value-type="float">
            <text:p>31.01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359" calcext:value-type="float">
            <text:p>1.359</text:p>
          </table:table-cell>
          <table:table-cell office:value-type="float" office:value="0.3218" calcext:value-type="float">
            <text:p>0.321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2195" calcext:value-type="float">
            <text:p>9.2195</text:p>
          </table:table-cell>
          <table:table-cell office:value-type="float" office:value="16" calcext:value-type="float">
            <text:p>16</text:p>
          </table:table-cell>
          <table:table-cell office:value-type="float" office:value="14.42" calcext:value-type="float">
            <text:p>14.42</text:p>
          </table:table-cell>
          <table:table-cell office:value-type="float" office:value="14.142" calcext:value-type="float">
            <text:p>14.142</text:p>
          </table:table-cell>
          <table:table-cell office:value-type="float" office:value="5" calcext:value-type="float">
            <text:p>5</text:p>
          </table:table-cell>
          <table:table-cell office:value-type="float" office:value="11.4017" calcext:value-type="float">
            <text:p>11.4017</text:p>
          </table:table-cell>
          <table:table-cell office:value-type="float" office:value="30.463" calcext:value-type="float">
            <text:p>30.463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334" calcext:value-type="float">
            <text:p>1.334</text:p>
          </table:table-cell>
          <table:table-cell office:value-type="float" office:value="0.314" calcext:value-type="float">
            <text:p>0.31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622" calcext:value-type="float">
            <text:p>8.0622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14.142" calcext:value-type="float">
            <text:p>14.142</text:p>
          </table:table-cell>
          <table:table-cell office:value-type="float" office:value="0" calcext:value-type="float">
            <text:p>0</text:p>
          </table:table-cell>
          <table:table-cell office:value-type="float" office:value="11.1803" calcext:value-type="float">
            <text:p>11.1803</text:p>
          </table:table-cell>
          <table:table-cell office:value-type="float" office:value="29.546" calcext:value-type="float">
            <text:p>29.54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279" calcext:value-type="float">
            <text:p>1.279</text:p>
          </table:table-cell>
          <table:table-cell office:value-type="float" office:value="0.235" calcext:value-type="float">
            <text:p>0.23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0622" calcext:value-type="float">
            <text:p>8.0622</text:p>
          </table:table-cell>
          <table:table-cell office:value-type="float" office:value="15" calcext:value-type="float">
            <text:p>15</text:p>
          </table:table-cell>
          <table:table-cell office:value-type="float" office:value="14.422" calcext:value-type="float">
            <text:p>14.422</text:p>
          </table:table-cell>
          <table:table-cell office:value-type="float" office:value="14.3178" calcext:value-type="float">
            <text:p>14.3178</text:p>
          </table:table-cell>
          <table:table-cell office:value-type="float" office:value="0" calcext:value-type="float">
            <text:p>0</text:p>
          </table:table-cell>
          <table:table-cell office:value-type="float" office:value="10.198" calcext:value-type="float">
            <text:p>10.198</text:p>
          </table:table-cell>
          <table:table-cell office:value-type="float" office:value="28.6356" calcext:value-type="float">
            <text:p>28.635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442" calcext:value-type="float">
            <text:p>1.442</text:p>
          </table:table-cell>
          <table:table-cell office:value-type="float" office:value="0.25" calcext:value-type="float">
            <text:p>0.2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0553" calcext:value-type="float">
            <text:p>9.0553</text:p>
          </table:table-cell>
          <table:table-cell table:number-columns-repeated="2" office:value-type="float" office:value="13.038" calcext:value-type="float">
            <text:p>13.038</text:p>
          </table:table-cell>
          <table:table-cell office:value-type="float" office:value="14.142" calcext:value-type="float">
            <text:p>14.142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28.6356" calcext:value-type="float">
            <text:p>28.635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143" calcext:value-type="float">
            <text:p>1.143</text:p>
          </table:table-cell>
          <table:table-cell office:value-type="float" office:value="0.252" calcext:value-type="float">
            <text:p>0.25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04987" calcext:value-type="float">
            <text:p>10.04987</text:p>
          </table:table-cell>
          <table:table-cell office:value-type="float" office:value="14.14" calcext:value-type="float">
            <text:p>14.14</text:p>
          </table:table-cell>
          <table:table-cell office:value-type="float" office:value="10" calcext:value-type="float">
            <text:p>10</text:p>
          </table:table-cell>
          <table:table-cell office:value-type="float" office:value="13.152" calcext:value-type="float">
            <text:p>13.152</text:p>
          </table:table-cell>
          <table:table-cell office:value-type="float" office:value="0" calcext:value-type="float">
            <text:p>0</text:p>
          </table:table-cell>
          <table:table-cell office:value-type="float" office:value="35.11409" calcext:value-type="float">
            <text:p>35.11409</text:p>
          </table:table-cell>
          <table:table-cell office:value-type="float" office:value="27.313" calcext:value-type="float">
            <text:p>27.31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04987" calcext:value-type="float">
            <text:p>10.04987</text:p>
          </table:table-cell>
          <table:table-cell office:value-type="float" office:value="13.152" calcext:value-type="float">
            <text:p>13.152</text:p>
          </table:table-cell>
          <table:table-cell office:value-type="float" office:value="9.05" calcext:value-type="float">
            <text:p>9.05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8" calcext:value-type="float">
            <text:p>8</text:p>
          </table:table-cell>
          <table:table-cell office:value-type="float" office:value="33.61" calcext:value-type="float">
            <text:p>33.61</text:p>
          </table:table-cell>
          <table:table-cell office:value-type="float" office:value="34.48187" calcext:value-type="float">
            <text:p>34.4818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55385" calcext:value-type="float">
            <text:p>9.055385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7" calcext:value-type="float">
            <text:p>7</text:p>
          </table:table-cell>
          <table:table-cell office:value-type="float" office:value="14.3178" calcext:value-type="float">
            <text:p>14.3178</text:p>
          </table:table-cell>
          <table:table-cell office:value-type="float" office:value="7" calcext:value-type="float">
            <text:p>7</text:p>
          </table:table-cell>
          <table:table-cell office:value-type="float" office:value="30.083" calcext:value-type="float">
            <text:p>30.083</text:p>
          </table:table-cell>
          <table:table-cell office:value-type="float" office:value="31.6227" calcext:value-type="float">
            <text:p>31.6227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10.049" calcext:value-type="float">
            <text:p>10.049</text:p>
          </table:table-cell>
          <table:table-cell office:value-type="float" office:value="14.142" calcext:value-type="float">
            <text:p>14.142</text:p>
          </table:table-cell>
          <table:table-cell office:value-type="float" office:value="8" calcext:value-type="float">
            <text:p>8</text:p>
          </table:table-cell>
          <table:table-cell office:value-type="float" office:value="33.83" calcext:value-type="float">
            <text:p>33.83</text:p>
          </table:table-cell>
          <table:table-cell office:value-type="float" office:value="33.8378" calcext:value-type="float">
            <text:p>33.8378</text:p>
          </table:table-cell>
          <table:table-cell office:value-type="float" office:value="0" calcext:value-type="float">
            <text:p>0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498" calcext:value-type="float">
            <text:p>10.0498</text:p>
          </table:table-cell>
          <table:table-cell office:value-type="float" office:value="14.3178" calcext:value-type="float">
            <text:p>14.3178</text:p>
          </table:table-cell>
          <table:table-cell office:value-type="float" office:value="8.6" calcext:value-type="float">
            <text:p>8.6</text:p>
          </table:table-cell>
          <table:table-cell office:value-type="float" office:value="14.31782" calcext:value-type="float">
            <text:p>14.31782</text:p>
          </table:table-cell>
          <table:table-cell office:value-type="float" office:value="7.07" calcext:value-type="float">
            <text:p>7.07</text:p>
          </table:table-cell>
          <table:table-cell office:value-type="float" office:value="18.02" calcext:value-type="float">
            <text:p>18.02</text:p>
          </table:table-cell>
          <table:table-cell office:value-type="float" office:value="33.2415" calcext:value-type="float">
            <text:p>33.241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0.32" calcext:value-type="float">
            <text:p>0.3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0453" calcext:value-type="float">
            <text:p>11.0453</text:p>
          </table:table-cell>
          <table:table-cell office:value-type="float" office:value="12.6491" calcext:value-type="float">
            <text:p>12.6491</text:p>
          </table:table-cell>
          <table:table-cell office:value-type="float" office:value="6.7082" calcext:value-type="float">
            <text:p>6.7082</text:p>
          </table:table-cell>
          <table:table-cell office:value-type="float" office:value="12.041" calcext:value-type="float">
            <text:p>12.041</text:p>
          </table:table-cell>
          <table:table-cell office:value-type="float" office:value="10.19" calcext:value-type="float">
            <text:p>10.19</text:p>
          </table:table-cell>
          <table:table-cell office:value-type="float" office:value="30.083" calcext:value-type="float">
            <text:p>30.083</text:p>
          </table:table-cell>
          <table:table-cell office:value-type="float" office:value="36.6878" calcext:value-type="float">
            <text:p>36.6878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6" calcext:value-type="float">
            <text:p>0.32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1655" calcext:value-type="float">
            <text:p>12.1655</text:p>
          </table:table-cell>
          <table:table-cell office:value-type="float" office:value="14.142" calcext:value-type="float">
            <text:p>14.142</text:p>
          </table:table-cell>
          <table:table-cell office:value-type="float" office:value="8.062" calcext:value-type="float">
            <text:p>8.062</text:p>
          </table:table-cell>
          <table:table-cell office:value-type="float" office:value="12.041" calcext:value-type="float">
            <text:p>12.041</text:p>
          </table:table-cell>
          <table:table-cell office:value-type="float" office:value="8.94" calcext:value-type="float">
            <text:p>8.94</text:p>
          </table:table-cell>
          <table:table-cell office:value-type="float" office:value="36.13" calcext:value-type="float">
            <text:p>36.13</text:p>
          </table:table-cell>
          <table:table-cell office:value-type="float" office:value="36.13862" calcext:value-type="float">
            <text:p>36.13862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6" calcext:value-type="float">
            <text:p>0.29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4017" calcext:value-type="float">
            <text:p>11.4017</text:p>
          </table:table-cell>
          <table:table-cell office:value-type="float" office:value="14.142" calcext:value-type="float">
            <text:p>14.142</text:p>
          </table:table-cell>
          <table:table-cell office:value-type="float" office:value="3" calcext:value-type="float">
            <text:p>3</text:p>
          </table:table-cell>
          <table:table-cell office:value-type="float" office:value="12.041" calcext:value-type="float">
            <text:p>12.041</text:p>
          </table:table-cell>
          <table:table-cell office:value-type="float" office:value="11.04" calcext:value-type="float">
            <text:p>11.04</text:p>
          </table:table-cell>
          <table:table-cell office:value-type="float" office:value="29.614" calcext:value-type="float">
            <text:p>29.614</text:p>
          </table:table-cell>
          <table:table-cell office:value-type="float" office:value="26.07" calcext:value-type="float">
            <text:p>26.07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7046" calcext:value-type="float">
            <text:p>11.7046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8.246" calcext:value-type="float">
            <text:p>8.246</text:p>
          </table:table-cell>
          <table:table-cell office:value-type="float" office:value="12.041" calcext:value-type="float">
            <text:p>12.041</text:p>
          </table:table-cell>
          <table:table-cell office:value-type="float" office:value="8.06225" calcext:value-type="float">
            <text:p>8.06225</text:p>
          </table:table-cell>
          <table:table-cell office:value-type="float" office:value="33.73425" calcext:value-type="float">
            <text:p>33.73425</text:p>
          </table:table-cell>
          <table:table-cell office:value-type="float" office:value="20.8806" calcext:value-type="float">
            <text:p>20.8806</text:p>
          </table:table-cell>
          <table:table-cell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23" calcext:value-type="float">
            <text:p>0.42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295" calcext:value-type="float">
            <text:p>10.295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2" calcext:value-type="float">
            <text:p>2</text:p>
          </table:table-cell>
          <table:table-cell office:value-type="float" office:value="12.16552" calcext:value-type="float">
            <text:p>12.16552</text:p>
          </table:table-cell>
          <table:table-cell office:value-type="float" office:value="10.44" calcext:value-type="float">
            <text:p>10.44</text:p>
          </table:table-cell>
          <table:table-cell office:value-type="float" office:value="26.3058" calcext:value-type="float">
            <text:p>26.3058</text:p>
          </table:table-cell>
          <table:table-cell office:value-type="float" office:value="21.587" calcext:value-type="float">
            <text:p>21.587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96" calcext:value-type="float">
            <text:p>0.39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7" calcext:value-type="float">
            <text:p>10.77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2" calcext:value-type="float">
            <text:p>2</text:p>
          </table:table-cell>
          <table:table-cell office:value-type="float" office:value="13.341" calcext:value-type="float">
            <text:p>13.341</text:p>
          </table:table-cell>
          <table:table-cell office:value-type="float" office:value="10.0498" calcext:value-type="float">
            <text:p>10.0498</text:p>
          </table:table-cell>
          <table:table-cell office:value-type="float" office:value="26.3058" calcext:value-type="float">
            <text:p>26.3058</text:p>
          </table:table-cell>
          <table:table-cell office:value-type="float" office:value="22.360679" calcext:value-type="float">
            <text:p>22.360679</text:p>
          </table:table-cell>
          <table:table-cell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457" calcext:value-type="float">
            <text:p>0.45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1803" calcext:value-type="float">
            <text:p>11.1803</text:p>
          </table:table-cell>
          <table:table-cell office:value-type="float" office:value="13.3416" calcext:value-type="float">
            <text:p>13.3416</text:p>
          </table:table-cell>
          <table:table-cell office:value-type="float" office:value="1" calcext:value-type="float">
            <text:p>1</text:p>
          </table:table-cell>
          <table:table-cell office:value-type="float" office:value="10.0498" calcext:value-type="float">
            <text:p>10.0498</text:p>
          </table:table-cell>
          <table:table-cell office:value-type="float" office:value="9.848" calcext:value-type="float">
            <text:p>9.848</text:p>
          </table:table-cell>
          <table:table-cell office:value-type="float" office:value="25.49509" calcext:value-type="float">
            <text:p>25.49509</text:p>
          </table:table-cell>
          <table:table-cell office:value-type="float" office:value="20.396" calcext:value-type="float">
            <text:p>20.39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295" calcext:value-type="float">
            <text:p>10.295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2.82" calcext:value-type="float">
            <text:p>2.82</text:p>
          </table:table-cell>
          <table:table-cell office:value-type="float" office:value="12.3693" calcext:value-type="float">
            <text:p>12.3693</text:p>
          </table:table-cell>
          <table:table-cell office:value-type="float" office:value="11.1803" calcext:value-type="float">
            <text:p>11.1803</text:p>
          </table:table-cell>
          <table:table-cell office:value-type="float" office:value="25.49509" calcext:value-type="float">
            <text:p>25.49509</text:p>
          </table:table-cell>
          <table:table-cell office:value-type="float" office:value="21.377" calcext:value-type="float">
            <text:p>21.377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0.5508" calcext:value-type="float">
            <text:p>0.550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180339" calcext:value-type="float">
            <text:p>11.180339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2" calcext:value-type="float">
            <text:p>2</text:p>
          </table:table-cell>
          <table:table-cell office:value-type="float" office:value="12.36931" calcext:value-type="float">
            <text:p>12.36931</text:p>
          </table:table-cell>
          <table:table-cell office:value-type="float" office:value="9.2195" calcext:value-type="float">
            <text:p>9.2195</text:p>
          </table:table-cell>
          <table:table-cell office:value-type="float" office:value="26.3" calcext:value-type="float">
            <text:p>26.3</text:p>
          </table:table-cell>
          <table:table-cell office:value-type="float" office:value="21.58703" calcext:value-type="float">
            <text:p>21.58703</text:p>
          </table:table-cell>
          <table:table-cell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542" calcext:value-type="float">
            <text:p>0.54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083" calcext:value-type="float">
            <text:p>12.083</text:p>
          </table:table-cell>
          <table:table-cell office:value-type="float" office:value="15.297" calcext:value-type="float">
            <text:p>15.297</text:p>
          </table:table-cell>
          <table:table-cell office:value-type="float" office:value="8.062" calcext:value-type="float">
            <text:p>8.062</text:p>
          </table:table-cell>
          <table:table-cell office:value-type="float" office:value="11.18" calcext:value-type="float">
            <text:p>11.18</text:p>
          </table:table-cell>
          <table:table-cell office:value-type="float" office:value="10.198" calcext:value-type="float">
            <text:p>10.198</text:p>
          </table:table-cell>
          <table:table-cell office:value-type="float" office:value="35.693" calcext:value-type="float">
            <text:p>35.693</text:p>
          </table:table-cell>
          <table:table-cell office:value-type="float" office:value="21.37755" calcext:value-type="float">
            <text:p>21.3775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369" calcext:value-type="float">
            <text:p>12.369</text:p>
          </table:table-cell>
          <table:table-cell office:value-type="float" office:value="15.033" calcext:value-type="float">
            <text:p>15.033</text:p>
          </table:table-cell>
          <table:table-cell office:value-type="float" office:value="8.06" calcext:value-type="float">
            <text:p>8.06</text:p>
          </table:table-cell>
          <table:table-cell office:value-type="float" office:value="11.1803" calcext:value-type="float">
            <text:p>11.1803</text:p>
          </table:table-cell>
          <table:table-cell office:value-type="float" office:value="10.816" calcext:value-type="float">
            <text:p>10.816</text:p>
          </table:table-cell>
          <table:table-cell office:value-type="float" office:value="36.8781" calcext:value-type="float">
            <text:p>36.8781</text:p>
          </table:table-cell>
          <table:table-cell office:value-type="float" office:value="20.61552" calcext:value-type="float">
            <text:p>20.61552</text:p>
          </table:table-cell>
          <table:table-cell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1" calcext:value-type="float">
            <text:p>0.51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152" calcext:value-type="float">
            <text:p>13.152</text:p>
          </table:table-cell>
          <table:table-cell office:value-type="float" office:value="14.31" calcext:value-type="float">
            <text:p>14.31</text:p>
          </table:table-cell>
          <table:table-cell office:value-type="float" office:value="10.049" calcext:value-type="float">
            <text:p>10.049</text:p>
          </table:table-cell>
          <table:table-cell office:value-type="float" office:value="11.40175425" calcext:value-type="float">
            <text:p>11.40175425</text:p>
          </table:table-cell>
          <table:table-cell office:value-type="float" office:value="10" calcext:value-type="float">
            <text:p>10</text:p>
          </table:table-cell>
          <table:table-cell office:value-type="float" office:value="38.32" calcext:value-type="float">
            <text:p>38.32</text:p>
          </table:table-cell>
          <table:table-cell office:value-type="float" office:value="21.58703" calcext:value-type="float">
            <text:p>21.58703</text:p>
          </table:table-cell>
          <table:table-cell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5" calcext:value-type="float">
            <text:p>0.49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041" calcext:value-type="float">
            <text:p>12.041</text:p>
          </table:table-cell>
          <table:table-cell office:value-type="float" office:value="15.13" calcext:value-type="float">
            <text:p>15.13</text:p>
          </table:table-cell>
          <table:table-cell office:value-type="float" office:value="8.062" calcext:value-type="float">
            <text:p>8.062</text:p>
          </table:table-cell>
          <table:table-cell office:value-type="float" office:value="11.40175425" calcext:value-type="float">
            <text:p>11.40175425</text:p>
          </table:table-cell>
          <table:table-cell office:value-type="float" office:value="11.4" calcext:value-type="float">
            <text:p>11.4</text:p>
          </table:table-cell>
          <table:table-cell office:value-type="float" office:value="36.4005" calcext:value-type="float">
            <text:p>36.4005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office:value-type="float" office:value="0.4" calcext:value-type="float">
            <text:p>0.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0384" calcext:value-type="float">
            <text:p>13.0384</text:p>
          </table:table-cell>
          <table:table-cell office:value-type="float" office:value="14.142" calcext:value-type="float">
            <text:p>14.142</text:p>
          </table:table-cell>
          <table:table-cell office:value-type="float" office:value="8" calcext:value-type="float">
            <text:p>8</text:p>
          </table:table-cell>
          <table:table-cell office:value-type="float" office:value="11.18" calcext:value-type="float">
            <text:p>11.18</text:p>
          </table:table-cell>
          <table:table-cell office:value-type="float" office:value="11.4" calcext:value-type="float">
            <text:p>11.4</text:p>
          </table:table-cell>
          <table:table-cell office:value-type="float" office:value="37.363" calcext:value-type="float">
            <text:p>37.363</text:p>
          </table:table-cell>
          <table:table-cell office:value-type="float" office:value="19.1049" calcext:value-type="float">
            <text:p>19.1049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354" calcext:value-type="float">
            <text:p>0.35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0415" calcext:value-type="float">
            <text:p>12.0415</text:p>
          </table:table-cell>
          <table:table-cell office:value-type="float" office:value="15.1327" calcext:value-type="float">
            <text:p>15.1327</text:p>
          </table:table-cell>
          <table:table-cell office:value-type="float" office:value="8.062" calcext:value-type="float">
            <text:p>8.062</text:p>
          </table:table-cell>
          <table:table-cell office:value-type="float" office:value="11.4017" calcext:value-type="float">
            <text:p>11.4017</text:p>
          </table:table-cell>
          <table:table-cell office:value-type="float" office:value="12.806" calcext:value-type="float">
            <text:p>12.806</text:p>
          </table:table-cell>
          <table:table-cell office:value-type="float" office:value="36.13" calcext:value-type="float">
            <text:p>36.13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0" calcext:value-type="float">
            <text:p>0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498" calcext:value-type="float">
            <text:p>0.49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165" calcext:value-type="float">
            <text:p>12.165</text:p>
          </table:table-cell>
          <table:table-cell office:value-type="float" office:value="15.1327" calcext:value-type="float">
            <text:p>15.1327</text:p>
          </table:table-cell>
          <table:table-cell office:value-type="float" office:value="9.219" calcext:value-type="float">
            <text:p>9.219</text:p>
          </table:table-cell>
          <table:table-cell table:number-columns-repeated="2" office:value-type="float" office:value="11.4017" calcext:value-type="float">
            <text:p>11.4017</text:p>
          </table:table-cell>
          <table:table-cell office:value-type="float" office:value="37.64306" calcext:value-type="float">
            <text:p>37.64306</text:p>
          </table:table-cell>
          <table:table-cell office:value-type="float" office:value="19.23538" calcext:value-type="float">
            <text:p>19.23538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592" calcext:value-type="float">
            <text:p>0.59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041" calcext:value-type="float">
            <text:p>12.041</text:p>
          </table:table-cell>
          <table:table-cell office:value-type="float" office:value="15.1327" calcext:value-type="float">
            <text:p>15.1327</text:p>
          </table:table-cell>
          <table:table-cell office:value-type="float" office:value="9.219" calcext:value-type="float">
            <text:p>9.219</text:p>
          </table:table-cell>
          <table:table-cell table:number-columns-repeated="2" office:value-type="float" office:value="11.4017" calcext:value-type="float">
            <text:p>11.4017</text:p>
          </table:table-cell>
          <table:table-cell office:value-type="float" office:value="37.64306" calcext:value-type="float">
            <text:p>37.64306</text:p>
          </table:table-cell>
          <table:table-cell office:value-type="float" office:value="19.235" calcext:value-type="float">
            <text:p>19.235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593" calcext:value-type="float">
            <text:p>0.59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04159" calcext:value-type="float">
            <text:p>12.04159</text:p>
          </table:table-cell>
          <table:table-cell office:value-type="float" office:value="14.317" calcext:value-type="float">
            <text:p>14.317</text:p>
          </table:table-cell>
          <table:table-cell office:value-type="float" office:value="9.05" calcext:value-type="float">
            <text:p>9.05</text:p>
          </table:table-cell>
          <table:table-cell office:value-type="float" office:value="11.1803" calcext:value-type="float">
            <text:p>11.1803</text:p>
          </table:table-cell>
          <table:table-cell office:value-type="float" office:value="8.06" calcext:value-type="float">
            <text:p>8.06</text:p>
          </table:table-cell>
          <table:table-cell office:value-type="float" office:value="37" calcext:value-type="float">
            <text:p>37</text:p>
          </table:table-cell>
          <table:table-cell office:value-type="float" office:value="20.024" calcext:value-type="float">
            <text:p>20.024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355" calcext:value-type="float">
            <text:p>0.35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3.15294" calcext:value-type="float">
            <text:p>13.15294</text:p>
          </table:table-cell>
          <table:table-cell office:value-type="float" office:value="9.4868" calcext:value-type="float">
            <text:p>9.4868</text:p>
          </table:table-cell>
          <table:table-cell office:value-type="float" office:value="12.165" calcext:value-type="float">
            <text:p>12.165</text:p>
          </table:table-cell>
          <table:table-cell office:value-type="float" office:value="12.206" calcext:value-type="float">
            <text:p>12.206</text:p>
          </table:table-cell>
          <table:table-cell office:value-type="float" office:value="35.4" calcext:value-type="float">
            <text:p>35.4</text:p>
          </table:table-cell>
          <table:table-cell office:value-type="float" office:value="16.031219" calcext:value-type="float">
            <text:p>16.031219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10.4403" calcext:value-type="float">
            <text:p>10.4403</text:p>
          </table:table-cell>
          <table:table-cell office:value-type="float" office:value="10.198" calcext:value-type="float">
            <text:p>10.198</text:p>
          </table:table-cell>
          <table:table-cell office:value-type="float" office:value="10" calcext:value-type="float">
            <text:p>10</text:p>
          </table:table-cell>
          <table:table-cell office:value-type="float" office:value="36.4" calcext:value-type="float">
            <text:p>36.4</text:p>
          </table:table-cell>
          <table:table-cell office:value-type="float" office:value="17.029386" calcext:value-type="float">
            <text:p>17.029386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office:value-type="float" office:value="0.568" calcext:value-type="float">
            <text:p>0.56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.15294" calcext:value-type="float">
            <text:p>13.15294</text:p>
          </table:table-cell>
          <table:table-cell office:value-type="float" office:value="7.28" calcext:value-type="float">
            <text:p>7.28</text:p>
          </table:table-cell>
          <table:table-cell office:value-type="float" office:value="12.04159" calcext:value-type="float">
            <text:p>12.04159</text:p>
          </table:table-cell>
          <table:table-cell office:value-type="float" office:value="10.816" calcext:value-type="float">
            <text:p>10.816</text:p>
          </table:table-cell>
          <table:table-cell office:value-type="float" office:value="33.24154" calcext:value-type="float">
            <text:p>33.241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0.49" calcext:value-type="float">
            <text:p>0.4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9.48" calcext:value-type="float">
            <text:p>9.48</text:p>
          </table:table-cell>
          <table:table-cell office:value-type="float" office:value="12.3693" calcext:value-type="float">
            <text:p>12.3693</text:p>
          </table:table-cell>
          <table:table-cell office:value-type="float" office:value="1.0816" calcext:value-type="float">
            <text:p>1.0816</text:p>
          </table:table-cell>
          <table:table-cell office:value-type="float" office:value="36.40054" calcext:value-type="float">
            <text:p>36.400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2" calcext:value-type="float">
            <text:p>0.4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045" calcext:value-type="float">
            <text:p>11.045</text:p>
          </table:table-cell>
          <table:table-cell office:value-type="float" office:value="15.297" calcext:value-type="float">
            <text:p>15.297</text:p>
          </table:table-cell>
          <table:table-cell office:value-type="float" office:value="9.21" calcext:value-type="float">
            <text:p>9.21</text:p>
          </table:table-cell>
          <table:table-cell office:value-type="float" office:value="12.1655" calcext:value-type="float">
            <text:p>12.165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.031" calcext:value-type="float">
            <text:p>16.031</text:p>
          </table:table-cell>
          <table:table-cell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3" calcext:value-type="float">
            <text:p>0.36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198" calcext:value-type="float">
            <text:p>10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  <table:table-cell office:value-type="float" office:value="36.6878" calcext:value-type="float">
            <text:p>36.6878</text:p>
          </table:table-cell>
          <table:table-cell office:value-type="float" office:value="16.124515" calcext:value-type="float">
            <text:p>16.124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486" calcext:value-type="float">
            <text:p>9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  <table:table-cell office:value-type="float" office:value="35.44" calcext:value-type="float">
            <text:p>35.44</text:p>
          </table:table-cell>
          <table:table-cell office:value-type="float" office:value="15.297" calcext:value-type="float">
            <text:p>15.29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8102" calcext:value-type="float">
            <text:p>7.8102</text:p>
          </table:table-cell>
          <table:table-cell office:value-type="float" office:value="13.15" calcext:value-type="float">
            <text:p>13.15</text:p>
          </table:table-cell>
          <table:table-cell office:value-type="float" office:value="0" calcext:value-type="float">
            <text:p>0</text:p>
          </table:table-cell>
          <table:table-cell office:value-type="float" office:value="12.0415" calcext:value-type="float">
            <text:p>12.0415</text:p>
          </table:table-cell>
          <table:table-cell office:value-type="float" office:value="10.8166" calcext:value-type="float">
            <text:p>10.8166</text:p>
          </table:table-cell>
          <table:table-cell office:value-type="float" office:value="33.2415" calcext:value-type="float">
            <text:p>33.2415</text:p>
          </table:table-cell>
          <table:table-cell office:value-type="float" office:value="8.246" calcext:value-type="float">
            <text:p>8.24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198" calcext:value-type="float">
            <text:p>0.198</text:p>
          </table:table-cell>
          <table:table-cell office:value-type="float" office:value="1.386" calcext:value-type="float">
            <text:p>1.38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48" calcext:value-type="float">
            <text:p>8.48</text:p>
          </table:table-cell>
          <table:table-cell office:value-type="float" office:value="13.3416" calcext:value-type="float">
            <text:p>13.3416</text:p>
          </table:table-cell>
          <table:table-cell office:value-type="float" office:value="0" calcext:value-type="float">
            <text:p>0</text:p>
          </table:table-cell>
          <table:table-cell office:value-type="float" office:value="11.04536" calcext:value-type="float">
            <text:p>11.04536</text:p>
          </table:table-cell>
          <table:table-cell office:value-type="float" office:value="11.661" calcext:value-type="float">
            <text:p>11.661</text:p>
          </table:table-cell>
          <table:table-cell office:value-type="float" office:value="33.241" calcext:value-type="float">
            <text:p>33.241</text:p>
          </table:table-cell>
          <table:table-cell office:value-type="float" office:value="7.28" calcext:value-type="float">
            <text:p>7.28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199" calcext:value-type="float">
            <text:p>0.199</text:p>
          </table:table-cell>
          <table:table-cell office:value-type="float" office:value="1.559" calcext:value-type="float">
            <text:p>1.55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602" calcext:value-type="float">
            <text:p>8.602</text:p>
          </table:table-cell>
          <table:table-cell office:value-type="float" office:value="13.341" calcext:value-type="float">
            <text:p>13.341</text:p>
          </table:table-cell>
          <table:table-cell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float" office:value="12.2065" calcext:value-type="float">
            <text:p>12.2065</text:p>
          </table:table-cell>
          <table:table-cell office:value-type="float" office:value="33.526" calcext:value-type="float">
            <text:p>33.526</text:p>
          </table:table-cell>
          <table:table-cell office:value-type="float" office:value="7.071" calcext:value-type="float">
            <text:p>7.07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.653" calcext:value-type="float">
            <text:p>1.65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4339" calcext:value-type="float">
            <text:p>9.433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10.198" calcext:value-type="float">
            <text:p>10.198</text:p>
          </table:table-cell>
          <table:table-cell office:value-type="float" office:value="10.816653" calcext:value-type="float">
            <text:p>10.816653</text:p>
          </table:table-cell>
          <table:table-cell office:value-type="float" office:value="34.4818" calcext:value-type="float">
            <text:p>34.4818</text:p>
          </table:table-cell>
          <table:table-cell office:value-type="float" office:value="9.219" calcext:value-type="float">
            <text:p>9.219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204" calcext:value-type="float">
            <text:p>0.204</text:p>
          </table:table-cell>
          <table:table-cell office:value-type="float" office:value="1.1397" calcext:value-type="float">
            <text:p>1.139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8102" calcext:value-type="float">
            <text:p>7.8102</text:p>
          </table:table-cell>
          <table:table-cell office:value-type="float" office:value="13.3416" calcext:value-type="float">
            <text:p>13.3416</text:p>
          </table:table-cell>
          <table:table-cell office:value-type="float" office:value="0" calcext:value-type="float">
            <text:p>0</text:p>
          </table:table-cell>
          <table:table-cell office:value-type="float" office:value="12.369" calcext:value-type="float">
            <text:p>12.369</text:p>
          </table:table-cell>
          <table:table-cell office:value-type="float" office:value="11.66" calcext:value-type="float">
            <text:p>11.66</text:p>
          </table:table-cell>
          <table:table-cell office:value-type="float" office:value="33.5261" calcext:value-type="float">
            <text:p>33.5261</text:p>
          </table:table-cell>
          <table:table-cell office:value-type="float" office:value="7.071" calcext:value-type="float">
            <text:p>7.07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1.699" calcext:value-type="float">
            <text:p>1.69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615" calcext:value-type="float">
            <text:p>7.615</text:p>
          </table:table-cell>
          <table:table-cell office:value-type="float" office:value="11.401" calcext:value-type="float">
            <text:p>11.401</text:p>
          </table:table-cell>
          <table:table-cell office:value-type="float" office:value="0" calcext:value-type="float">
            <text:p>0</text:p>
          </table:table-cell>
          <table:table-cell office:value-type="float" office:value="12.0415" calcext:value-type="float">
            <text:p>12.0415</text:p>
          </table:table-cell>
          <table:table-cell office:value-type="float" office:value="10.29" calcext:value-type="float">
            <text:p>10.29</text:p>
          </table:table-cell>
          <table:table-cell office:value-type="float" office:value="34.4818" calcext:value-type="float">
            <text:p>34.4818</text:p>
          </table:table-cell>
          <table:table-cell office:value-type="float" office:value="9.055" calcext:value-type="float">
            <text:p>9.055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2058" calcext:value-type="float">
            <text:p>0.2058</text:p>
          </table:table-cell>
          <table:table-cell office:value-type="float" office:value="1.233" calcext:value-type="float">
            <text:p>1.23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2195" calcext:value-type="float">
            <text:p>9.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45" calcext:value-type="float">
            <text:p>11.045</text:p>
          </table:table-cell>
          <table:table-cell office:value-type="float" office:value="10.295" calcext:value-type="float">
            <text:p>10.295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0.0498" calcext:value-type="float">
            <text:p>10.0498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63" calcext:value-type="float">
            <text:p>1.016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4868" calcext:value-type="float">
            <text:p>9.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float" office:value="10.295" calcext:value-type="float">
            <text:p>10.295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0.0498" calcext:value-type="float">
            <text:p>10.0498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7" calcext:value-type="float">
            <text:p>1.01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48683" calcext:value-type="float">
            <text:p>9.4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415" calcext:value-type="float">
            <text:p>12.0415</text:p>
          </table:table-cell>
          <table:table-cell office:value-type="float" office:value="10.816653" calcext:value-type="float">
            <text:p>10.816653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428" calcext:value-type="float">
            <text:p>1.142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4868" calcext:value-type="float">
            <text:p>9.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415" calcext:value-type="float">
            <text:p>12.0415</text:p>
          </table:table-cell>
          <table:table-cell office:value-type="float" office:value="10.295" calcext:value-type="float">
            <text:p>10.295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0.49" calcext:value-type="float">
            <text:p>10.49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44" calcext:value-type="float">
            <text:p>1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38" calcext:value-type="float">
            <text:p>13.038</text:p>
          </table:table-cell>
          <table:table-cell office:value-type="float" office:value="10.295" calcext:value-type="float">
            <text:p>10.295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0.04987" calcext:value-type="float">
            <text:p>10.0498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1" calcext:value-type="float">
            <text:p>1.11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48683" calcext:value-type="float">
            <text:p>9.4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41" calcext:value-type="float">
            <text:p>13.341</text:p>
          </table:table-cell>
          <table:table-cell office:value-type="float" office:value="11.18" calcext:value-type="float">
            <text:p>11.18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0.04987" calcext:value-type="float">
            <text:p>10.0498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44" calcext:value-type="float">
            <text:p>10.44</text:p>
          </table:table-cell>
          <table:table-cell office:value-type="float" office:value="14.317" calcext:value-type="float">
            <text:p>14.317</text:p>
          </table:table-cell>
          <table:table-cell office:value-type="float" office:value="0" calcext:value-type="float">
            <text:p>0</text:p>
          </table:table-cell>
          <table:table-cell office:value-type="float" office:value="12.04159" calcext:value-type="float">
            <text:p>12.04159</text:p>
          </table:table-cell>
          <table:table-cell office:value-type="float" office:value="9.219" calcext:value-type="float">
            <text:p>9.219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1.04536" calcext:value-type="float">
            <text:p>11.0453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9624" calcext:value-type="float">
            <text:p>0.962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.0555" calcext:value-type="float">
            <text:p>36.0555</text:p>
          </table:table-cell>
          <table:table-cell office:value-type="float" office:value="11.04536" calcext:value-type="float">
            <text:p>11.04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0553" calcext:value-type="float">
            <text:p>9.0553</text:p>
          </table:table-cell>
          <table:table-cell office:value-type="float" office:value="13.34" calcext:value-type="float">
            <text:p>13.34</text:p>
          </table:table-cell>
          <table:table-cell office:value-type="float" office:value="9.219" calcext:value-type="float">
            <text:p>9.219</text:p>
          </table:table-cell>
          <table:table-cell office:value-type="float" office:value="13" calcext:value-type="float">
            <text:p>13</text:p>
          </table:table-cell>
          <table:table-cell office:value-type="float" office:value="8.6023" calcext:value-type="float">
            <text:p>8.6023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28.284" calcext:value-type="float">
            <text:p>28.284</text:p>
          </table:table-cell>
          <table:table-cell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8" calcext:value-type="float">
            <text:p>0.3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049" calcext:value-type="float">
            <text:p>10.049</text:p>
          </table:table-cell>
          <table:table-cell office:value-type="float" office:value="12.64" calcext:value-type="float">
            <text:p>12.6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28.442" calcext:value-type="float">
            <text:p>28.442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2298" calcext:value-type="float">
            <text:p>0.229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2.369" calcext:value-type="float">
            <text:p>12.3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.280024" calcext:value-type="float">
            <text:p>32.280024</text:p>
          </table:table-cell>
          <table:table-cell office:value-type="float" office:value="28.63" calcext:value-type="float">
            <text:p>28.63</text:p>
          </table:table-cell>
          <table:table-cell office:value-type="float" office:value="0" calcext:value-type="float">
            <text:p>0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239" calcext:value-type="float">
            <text:p>0.23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0.81" calcext:value-type="float">
            <text:p>10.81</text:p>
          </table:table-cell>
          <table:table-cell office:value-type="float" office:value="6.32" calcext:value-type="float">
            <text:p>6.32</text:p>
          </table:table-cell>
          <table:table-cell office:value-type="float" office:value="10" calcext:value-type="float">
            <text:p>10</text:p>
          </table:table-cell>
          <table:table-cell office:value-type="float" office:value="8.24" calcext:value-type="float">
            <text:p>8.24</text:p>
          </table:table-cell>
          <table:table-cell office:value-type="float" office:value="29.06888" calcext:value-type="float">
            <text:p>29.06888</text:p>
          </table:table-cell>
          <table:table-cell office:value-type="float" office:value="30.805" calcext:value-type="float">
            <text:p>30.805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1.18" calcext:value-type="float">
            <text:p>11.18</text:p>
          </table:table-cell>
          <table:table-cell office:value-type="float" office:value="7.2801" calcext:value-type="float">
            <text:p>7.2801</text:p>
          </table:table-cell>
          <table:table-cell office:value-type="float" office:value="12" calcext:value-type="float">
            <text:p>12</text:p>
          </table:table-cell>
          <table:table-cell office:value-type="float" office:value="8.246" calcext:value-type="float">
            <text:p>8.246</text:p>
          </table:table-cell>
          <table:table-cell office:value-type="float" office:value="29.06888" calcext:value-type="float">
            <text:p>29.06888</text:p>
          </table:table-cell>
          <table:table-cell office:value-type="float" office:value="30.594" calcext:value-type="float">
            <text:p>30.594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1" calcext:value-type="float">
            <text:p>0.29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4.12" calcext:value-type="float">
            <text:p>4.12</text:p>
          </table:table-cell>
          <table:table-cell office:value-type="float" office:value="10" calcext:value-type="float">
            <text:p>10</text:p>
          </table:table-cell>
          <table:table-cell office:value-type="float" office:value="7.28" calcext:value-type="float">
            <text:p>7.28</text:p>
          </table:table-cell>
          <table:table-cell office:value-type="float" office:value="26.87" calcext:value-type="float">
            <text:p>26.87</text:p>
          </table:table-cell>
          <table:table-cell office:value-type="float" office:value="30.5941" calcext:value-type="float">
            <text:p>30.5941</text:p>
          </table:table-cell>
          <table:table-cell office:value-type="float" office:value="0" calcext:value-type="float">
            <text:p>0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288" calcext:value-type="float">
            <text:p>0.28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1.661" calcext:value-type="float">
            <text:p>11.661</text:p>
          </table:table-cell>
          <table:table-cell office:value-type="float" office:value="6.324" calcext:value-type="float">
            <text:p>6.324</text:p>
          </table:table-cell>
          <table:table-cell office:value-type="float" office:value="11" calcext:value-type="float">
            <text:p>11</text:p>
          </table:table-cell>
          <table:table-cell office:value-type="float" office:value="9.21" calcext:value-type="float">
            <text:p>9.21</text:p>
          </table:table-cell>
          <table:table-cell office:value-type="float" office:value="30.413" calcext:value-type="float">
            <text:p>30.413</text:p>
          </table:table-cell>
          <table:table-cell office:value-type="float" office:value="30.0665" calcext:value-type="float">
            <text:p>30.0665</text:p>
          </table:table-cell>
          <table:table-cell office:value-type="float" office:value="0" calcext:value-type="float">
            <text:p>0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336" calcext:value-type="float">
            <text:p>0.33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.5296" calcext:value-type="float">
            <text:p>29.5296</text:p>
          </table:table-cell>
          <table:table-cell office:value-type="float" office:value="29.0688" calcext:value-type="float">
            <text:p>29.0688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.016" calcext:value-type="float">
            <text:p>30.016</text:p>
          </table:table-cell>
          <table:table-cell office:value-type="float" office:value="29.0172" calcext:value-type="float">
            <text:p>29.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 table:number-rows-repeated="10">
          <table:table-cell table:style-name="ce11" table:number-columns-repeated="12"/>
          <table:table-cell table:style-name="ce18"/>
        </table:table-row>
        <table:table-row table:style-name="ro1" table:number-rows-repeated="9">
          <table:table-cell table:style-name="ce11" table:number-columns-repeated="12"/>
          <table:table-cell/>
        </table:table-row>
        <table:table-row table:style-name="ro1">
          <table:table-cell table:style-name="ce11" table:number-columns-repeated="6"/>
          <table:table-cell table:style-name="ce15"/>
          <table:table-cell table:style-name="ce11" table:number-columns-repeated="5"/>
          <table:table-cell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9:41:16.424995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1:52:00.351201849</meta:creation-date>
    <dc:date>2020-08-10T09:42:30.045067295</dc:date>
    <meta:editing-duration>PT21H21M56S</meta:editing-duration>
    <meta:editing-cycles>9</meta:editing-cycles>
    <meta:generator>LibreOffice/6.0.7.3$Linux_X86_64 LibreOffice_project/00m0$Build-3</meta:generator>
    <meta:document-statistic meta:table-count="1" meta:cell-count="1212" meta:object-count="0"/>
  </office:meta>
</office:document-meta>
</file>